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1.91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157.44pt"/>
    </style:style>
    <style:style style:name="co5" style:family="table-column">
      <style:table-column-properties fo:break-before="auto" style:column-width="409.89pt"/>
    </style:style>
    <style:style style:name="co6" style:family="table-column">
      <style:table-column-properties fo:break-before="auto" style:column-width="323.46pt"/>
    </style:style>
    <style:style style:name="co7" style:family="table-column">
      <style:table-column-properties fo:break-before="auto" style:column-width="245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9d85be"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89c765" fo:wrap-option="wrap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5e8ac7" fo:wrap-option="wrap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826aaf" fo:wrap-option="wrap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f3834" fo:wrap-option="wrap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5e8ac7" fo:wrap-option="wrap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685" fo:wrap-option="wrap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/>
      <style:map style:condition="cell-content()&lt;1000" style:apply-style-name="Accent_20_1" style:base-cell-address="Sheet1.D6"/>
      <style:map style:condition="cell-content()&lt;10000" style:apply-style-name="Accent_20_2" style:base-cell-address="Sheet1.D6"/>
    </style:style>
    <style:style style:name="ce24" style:family="table-cell" style:parent-style-name="Default">
      <style:table-cell-properties fo:wrap-option="wrap"/>
      <style:map style:condition="cell-content()=multi-classification" style:apply-style-name="Accent" style:base-cell-address="Sheet1.G6"/>
    </style:style>
    <style:style style:name="ce25" style:family="table-cell" style:parent-style-name="Default">
      <style:table-cell-properties fo:background-color="#fff200" fo:wrap-option="wrap"/>
      <style:text-properties style:use-window-font-color="true"/>
      <style:map style:condition="cell-content()=multi-classification" style:apply-style-name="Accent" style:base-cell-address="Sheet1.G7"/>
    </style:style>
    <style:style style:name="ce26" style:family="table-cell" style:parent-style-name="Default">
      <style:table-cell-properties fo:wrap-option="wrap"/>
      <style:map style:condition="cell-content()=multi-classification" style:apply-style-name="Accent" style:base-cell-address="Sheet1.G7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justify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4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Dimension</text:p>
          </table:table-cell>
          <table:table-cell table:style-name="ce3" office:value-type="string" calcext:value-type="string">
            <text:p>Nº. Tasks</text:p>
          </table:table-cell>
          <table:table-cell table:style-name="ce3" office:value-type="string" calcext:value-type="string">
            <text:p>Goal</text:p>
          </table:table-cell>
          <table:table-cell table:style-name="ce3" office:value-type="string" calcext:value-type="string">
            <text:p>References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Commentary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8" office:value-type="string" calcext:value-type="string">
            <text:p>school</text:p>
          </table:table-cell>
          <table:table-cell table:style-name="ce15" office:value-type="float" office:value="15362" calcext:value-type="float">
            <text:p>15362</text:p>
          </table:table-cell>
          <table:table-cell office:value-type="float" office:value="27" calcext:value-type="float">
            <text:p>27</text:p>
          </table:table-cell>
          <table:table-cell office:value-type="float" office:value="139" calcext:value-type="float">
            <text:p>139</text:p>
          </table:table-cell>
          <table:table-cell table:style-name="ce24" office:value-type="string" calcext:value-type="string">
            <text:p>Single-regression</text:p>
          </table:table-cell>
          <table:table-cell office:value-type="string" calcext:value-type="string">
            <text:p><text:a xlink:href="https://www.scinapse.io/papers/2143104527#fullText" xlink:type="simple">Regularized multi--task learning</text:a></text:p>
          </table:table-cell>
          <table:table-cell office:value-type="string" calcext:value-type="string">
            <text:p><text:a xlink:href="https://home.ttic.edu/~argyriou/code/" xlink:type="simple">https://home.ttic.edu/~argyriou/code/</text:a></text:p>
          </table:table-cell>
          <table:table-cell office:value-type="string" calcext:value-type="string">
            <text:p>Está en formato .mat y no es sencillo entender a qué variable corresponde cada columna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9" office:value-type="string" calcext:value-type="string">
            <text:p>Reuters-RCV1</text:p>
          </table:table-cell>
          <table:table-cell table:style-name="ce15" office:value-type="float" office:value="800000" calcext:value-type="float">
            <text:p>800000</text:p>
          </table:table-cell>
          <table:table-cell office:value-type="string" calcext:value-type="string">
            <text:p>t.v.</text:p>
          </table:table-cell>
          <table:table-cell office:value-type="float" office:value="103" calcext:value-type="float">
            <text:p>103</text:p>
          </table:table-cell>
          <table:table-cell table:style-name="ce25" office:value-type="string" calcext:value-type="string">
            <text:p>Multi-classification</text:p>
          </table:table-cell>
          <table:table-cell office:value-type="string" calcext:value-type="string">
            <text:p><text:a xlink:href="https://www.scinapse.io/papers/2130903752#fullText" xlink:type="simple">A Framework for Learning Predictive Structures from Multiple Tasks and Unlabeled Data</text:a></text:p>
          </table:table-cell>
          <table:table-cell office:value-type="string" calcext:value-type="string">
            <text:p><text:a xlink:href="https://scikit-learn.org/0.18/datasets/rcv1.html" xlink:type="simple">https://scikit-learn.org/0.18/datasets/rcv1.html</text:a>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" office:value-type="string" calcext:value-type="string">
            <text:p>20-newsgroup</text:p>
          </table:table-cell>
          <table:table-cell table:style-name="ce15" office:value-type="float" office:value="18000" calcext:value-type="float">
            <text:p>18000</text:p>
          </table:table-cell>
          <table:table-cell office:value-type="string" calcext:value-type="string">
            <text:p>t.v.</text:p>
          </table:table-cell>
          <table:table-cell office:value-type="float" office:value="20" calcext:value-type="float">
            <text:p>20</text:p>
          </table:table-cell>
          <table:table-cell table:style-name="ce25" office:value-type="string" calcext:value-type="string">
            <text:p>Multi-classification</text:p>
          </table:table-cell>
          <table:table-cell office:value-type="string" calcext:value-type="string">
            <text:p><text:a xlink:href="https://www.scinapse.io/papers/2130903752#fullText" xlink:type="simple">A Framework for Learning Predictive Structures from Multiple Tasks and Unlabeled Data</text:a></text:p>
          </table:table-cell>
          <table:table-cell table:style-name="ce4" office:value-type="string" calcext:value-type="string">
            <text:p><text:a xlink:href="https://scikit-learn.org/0.19/datasets/twenty_newsgroups.html" xlink:type="simple">https://scikit-learn.org/0.19/datasets/twenty_newsgroups.html</text:a>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0" office:value-type="string" calcext:value-type="string">
            <text:p>computer</text:p>
          </table:table-cell>
          <table:table-cell table:style-name="ce15" office:value-type="float" office:value="3600" calcext:value-type="float">
            <text:p>3600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table:style-name="ce26" office:value-type="string" calcext:value-type="string">
            <text:p>Single-regression</text:p>
          </table:table-cell>
          <table:table-cell office:value-type="string" calcext:value-type="string">
            <text:p><text:a xlink:href="https://www.scinapse.io/papers/2165644552#fullText" xlink:type="simple">Multi-Task Feature Learning</text:a></text:p>
          </table:table-cell>
          <table:table-cell office:value-type="string" calcext:value-type="string">
            <text:p><text:a xlink:href="https://github.com/probml/pmtk3/tree/master/data/conjointAnalysisComputerBuyers" xlink:type="simple">https://github.com/probml/pmtk3/tree/master/data/conjointAnalysisComputerBuyers</text:a>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9" office:value-type="string" calcext:value-type="string">
            <text:p>Art-survey</text:p>
          </table:table-cell>
          <table:table-cell table:style-name="ce15" office:value-type="float" office:value="1010" calcext:value-type="float">
            <text:p>10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?</text:p>
          </table:table-cell>
          <table:table-cell table:style-name="ce26" office:value-type="string" calcext:value-type="string">
            <text:p>categorical regression</text:p>
          </table:table-cell>
          <table:table-cell/>
          <table:table-cell office:value-type="string" calcext:value-type="string">
            <text:p><text:a xlink:href="https://www.kaggle.com/miroslavsabo/young-people-survey" xlink:type="simple">https://www.kaggle.com/miroslavsabo/young-people-survey</text:a></text:p>
          </table:table-cell>
          <table:table-cell office:value-type="string" calcext:value-type="string">
            <text:p>se pueden hacer tareas usando los atributos categoricos que son propiedades de los participant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" office:value-type="string" calcext:value-type="string">
            <text:p>Landmine</text:p>
          </table:table-cell>
          <table:table-cell table:style-name="ce15" office:value-type="float" office:value="14820" calcext:value-type="float">
            <text:p>1482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style-name="ce26" office:value-type="string" calcext:value-type="string">
            <text:p>Single-classification</text:p>
          </table:table-cell>
          <table:table-cell office:value-type="string" calcext:value-type="string">
            <text:p><text:a xlink:href="https://www.scinapse.io/papers/2131479143" xlink:type="simple">Multi-Task Learning for Classification with Dirichlet Process Priors</text:a></text:p>
          </table:table-cell>
          <table:table-cell office:value-type="string" calcext:value-type="string">
            <text:p><text:a xlink:href="http://www.cs.columbia.edu/~jebara/code/multisparse/" xlink:type="simple">http://www.cs.columbia.edu/~jebara/code/multisparse/</text:a>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8" office:value-type="string" calcext:value-type="string">
            <text:p>MHC-I </text:p>
          </table:table-cell>
          <table:table-cell table:style-name="ce15" office:value-type="float" office:value="32302" calcext:value-type="float">
            <text:p>32302</text:p>
          </table:table-cell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table:style-name="ce26" office:value-type="string" calcext:value-type="string">
            <text:p>Binary-classification</text:p>
          </table:table-cell>
          <table:table-cell office:value-type="string" calcext:value-type="string">
            <text:p><text:a xlink:href="https://www.scinapse.io/papers/1939941161#fullText" xlink:type="simple">Clustered Multi-Task Learning: A Convex Formulation</text:a></text:p>
          </table:table-cell>
          <table:table-cell office:value-type="string" calcext:value-type="string">
            <text:p><text:a xlink:href="https://www.ncbi.nlm.nih.gov/pmc/articles/PMC1475712/" xlink:type="simple">https://www.ncbi.nlm.nih.gov/pmc/articles/PMC1475712/</text:a>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" office:value-type="string" calcext:value-type="string">
            <text:p>dermatology</text:p>
          </table:table-cell>
          <table:table-cell table:style-name="ce15" office:value-type="float" office:value="366" calcext:value-type="float">
            <text:p>366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25" office:value-type="string" calcext:value-type="string">
            <text:p>Multi-classification</text:p>
          </table:table-cell>
          <table:table-cell office:value-type="string" calcext:value-type="string">
            <text:p><text:a xlink:href="https://www.scinapse.io/papers/2065180801#fullText" xlink:type="simple">Convex multi-task feature learning</text:a></text:p>
          </table:table-cell>
          <table:table-cell office:value-type="string" calcext:value-type="string">
            <text:p><text:a xlink:href="https://archive.ics.uci.edu/ml/datasets/Dermatology" xlink:type="simple">https://archive.ics.uci.edu/ml/datasets/Dermatology</text:a>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1" office:value-type="string" calcext:value-type="string">
            <text:p>sentiment</text:p>
          </table:table-cell>
          <table:table-cell table:style-name="ce15" office:value-type="float" office:value="2000" calcext:value-type="float">
            <text:p>2000</text:p>
          </table:table-cell>
          <table:table-cell office:value-type="float" office:value="473856" calcext:value-type="float">
            <text:p>473856</text:p>
          </table:table-cell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Binary-classification</text:p>
          </table:table-cell>
          <table:table-cell office:value-type="string" calcext:value-type="string">
            <text:p><text:a xlink:href="https://www.scinapse.io/papers/2962839807" xlink:type="simple">Bayesian multitask learning with latent hierarchies</text:a></text:p>
          </table:table-cell>
          <table:table-cell office:value-type="string" calcext:value-type="string">
            <text:p><text:a xlink:href="https://www.cs.jhu.edu/~mdredze/datasets/sentiment/" xlink:type="simple">https://www.cs.jhu.edu/~mdredze/datasets/sentiment/</text:a>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8" office:value-type="string" calcext:value-type="string">
            <text:p>sarcos</text:p>
          </table:table-cell>
          <table:table-cell table:style-name="ce15" office:value-type="float" office:value="44484" calcext:value-type="float">
            <text:p>4448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style-name="ce26" office:value-type="string" calcext:value-type="string">
            <text:p>Multi-regression</text:p>
          </table:table-cell>
          <table:table-cell office:value-type="string" calcext:value-type="string">
            <text:p><text:a xlink:href="https://www.scinapse.io/papers/2964121793#fullText" xlink:type="simple">A convex formulation for learning task relationships in multi-task learning</text:a></text:p>
          </table:table-cell>
          <table:table-cell office:value-type="string" calcext:value-type="string">
            <text:p><text:a xlink:href="https://gist.github.com/AlexanderFabisch/5412610" xlink:type="simple">https://gist.github.com/AlexanderFabisch/5412610</text:a>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" office:value-type="string" calcext:value-type="string">
            <text:p>handwritten digits</text:p>
          </table:table-cell>
          <table:table-cell table:style-name="ce15" office:value-type="float" office:value="2000" calcext:value-type="float">
            <text:p>2000</text:p>
          </table:table-cell>
          <table:table-cell office:value-type="string" calcext:value-type="string">
            <text:p>~600</text:p>
          </table:table-cell>
          <table:table-cell office:value-type="float" office:value="10" calcext:value-type="float">
            <text:p>10</text:p>
          </table:table-cell>
          <table:table-cell table:style-name="ce25" office:value-type="string" calcext:value-type="string">
            <text:p>Multi-classification</text:p>
          </table:table-cell>
          <table:table-cell office:value-type="string" calcext:value-type="string">
            <text:p><text:a xlink:href="https://www.scinapse.io/papers/2166721725" xlink:type="simple">A Dirty Model for Multi-task Learning</text:a></text:p>
          </table:table-cell>
          <table:table-cell office:value-type="string" calcext:value-type="string">
            <text:p><text:a xlink:href="https://archive.ics.uci.edu/ml/datasets/Multiple+Features" xlink:type="simple">https://archive.ics.uci.edu/ml/datasets/Multiple+Features</text:a>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2" office:value-type="string" calcext:value-type="string">
            <text:p>breast cancer</text:p>
          </table:table-cell>
          <table:table-cell table:style-name="ce15"/>
          <table:table-cell table:number-columns-repeated="2"/>
          <table:table-cell table:style-name="ce26" office:value-type="string" calcext:value-type="string">
            <text:p>Binary-classification</text:p>
          </table:table-cell>
          <table:table-cell office:value-type="string" calcext:value-type="string">
            <text:p><text:a xlink:href="https://www.scinapse.io/papers/2105180523#fullText" xlink:type="simple">Probabilistic Multi-Task Feature Selection</text:a></text:p>
          </table:table-cell>
          <table:table-cell/>
          <table:table-cell office:value-type="string" calcext:value-type="string">
            <text:p>juntan varios dataset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2" office:value-type="string" calcext:value-type="string">
            <text:p>prostate cancer</text:p>
          </table:table-cell>
          <table:table-cell table:style-name="ce15"/>
          <table:table-cell table:number-columns-repeated="2"/>
          <table:table-cell table:style-name="ce26" office:value-type="string" calcext:value-type="string">
            <text:p>Binary-classification</text:p>
          </table:table-cell>
          <table:table-cell office:value-type="string" calcext:value-type="string">
            <text:p><text:a xlink:href="https://www.scinapse.io/papers/2105180523#fullText" xlink:type="simple">Probabilistic Multi-Task Feature Selection</text:a></text:p>
          </table:table-cell>
          <table:table-cell/>
          <table:table-cell office:value-type="string" calcext:value-type="string">
            <text:p>juntan varios dataset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3" office:value-type="string" calcext:value-type="string">
            <text:p>isolet</text:p>
          </table:table-cell>
          <table:table-cell table:style-name="ce15" office:value-type="float" office:value="7797" calcext:value-type="float">
            <text:p>7797</text:p>
          </table:table-cell>
          <table:table-cell office:value-type="float" office:value="617" calcext:value-type="float">
            <text:p>617</text:p>
          </table:table-cell>
          <table:table-cell office:value-type="float" office:value="5" calcext:value-type="float">
            <text:p>5</text:p>
          </table:table-cell>
          <table:table-cell table:style-name="ce26" office:value-type="string" calcext:value-type="string">
            <text:p>MT multi-classification</text:p>
          </table:table-cell>
          <table:table-cell office:value-type="string" calcext:value-type="string">
            <text:p><text:a xlink:href="https://www.scinapse.io/papers/2110994494#fullText" xlink:type="simple">Large Margin Multi-Task Metric Learning</text:a></text:p>
          </table:table-cell>
          <table:table-cell office:value-type="string" calcext:value-type="string">
            <text:p><text:a xlink:href="https://archive.ics.uci.edu/ml/datasets/ISOLET" xlink:type="simple">https://archive.ics.uci.edu/ml/datasets/ISOLET</text:a>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1" office:value-type="string" calcext:value-type="string">
            <text:p>coil</text:p>
          </table:table-cell>
          <table:table-cell table:style-name="ce15" office:value-type="float" office:value="340" calcext:value-type="float">
            <text:p>34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style-name="ce26" office:value-type="string" calcext:value-type="string">
            <text:p>Single-regression</text:p>
          </table:table-cell>
          <table:table-cell office:value-type="string" calcext:value-type="string">
            <text:p><text:a xlink:href="https://www.scinapse.io/papers/2110994494#fullText" xlink:type="simple">Large Margin Multi-Task Metric Learning</text:a></text:p>
          </table:table-cell>
          <table:table-cell office:value-type="string" calcext:value-type="string">
            <text:p><text:a xlink:href="https://archive.ics.uci.edu/ml/datasets/Coil+1999+Competition+Data" xlink:type="simple">https://archive.ics.uci.edu/ml/datasets/Coil+1999+Competition+Data</text:a></text:p>
          </table:table-cell>
          <table:table-cell table:number-columns-repeated="1015"/>
        </table:table-row>
        <table:table-row table:style-name="ro1">
          <table:table-cell/>
          <table:table-cell table:style-name="ce2"/>
          <table:table-cell table:style-name="ce9" office:value-type="string" calcext:value-type="string">
            <text:p>usps</text:p>
          </table:table-cell>
          <table:table-cell table:style-name="ce15" office:value-type="float" office:value="9298" calcext:value-type="float">
            <text:p>9298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style-name="ce25" office:value-type="string" calcext:value-type="string">
            <text:p>Multi-classification</text:p>
          </table:table-cell>
          <table:table-cell office:value-type="string" calcext:value-type="string">
            <text:p><text:a xlink:href="https://www.scinapse.io/papers/2186054958#fullText" xlink:type="simple">Learning with Whom to Share in Multi-task Feature Learning</text:a></text:p>
          </table:table-cell>
          <table:table-cell office:value-type="string" calcext:value-type="string">
            <text:p><text:a xlink:href="https://www.kaggle.com/bistaumanga/usps-dataset" xlink:type="simple">https://www.kaggle.com/bistaumanga/usps-dataset</text:a>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" office:value-type="string" calcext:value-type="string">
            <text:p>mnist</text:p>
          </table:table-cell>
          <table:table-cell table:style-name="ce15" office:value-type="float" office:value="70000" calcext:value-type="float">
            <text:p>700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table:style-name="ce25" office:value-type="string" calcext:value-type="string">
            <text:p>Multi-classification</text:p>
          </table:table-cell>
          <table:table-cell office:value-type="string" calcext:value-type="string">
            <text:p><text:a xlink:href="https://www.scinapse.io/papers/2186054958#fullText" xlink:type="simple">Learning with Whom to Share in Multi-task Feature Learning</text:a></text:p>
          </table:table-cell>
          <table:table-cell office:value-type="string" calcext:value-type="string">
            <text:p><text:a xlink:href="https://www.kaggle.com/hojjatk/mnist-dataset" xlink:type="simple">https://www.kaggle.com/hojjatk/mnist-dataset</text:a>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" office:value-type="string" calcext:value-type="string">
            <text:p>heart</text:p>
          </table:table-cell>
          <table:table-cell table:style-name="ce15" office:value-type="float" office:value="303" calcext:value-type="float">
            <text:p>303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style-name="ce26" office:value-type="string" calcext:value-type="string">
            <text:p>categorical regression</text:p>
          </table:table-cell>
          <table:table-cell office:value-type="string" calcext:value-type="string">
            <text:p><text:a xlink:href="https://www.scinapse.io/papers/2116650673#fullText" xlink:type="simple">Multitask Sparsity via Maximum Entropy Discrimination</text:a></text:p>
          </table:table-cell>
          <table:table-cell office:value-type="string" calcext:value-type="string">
            <text:p><text:a xlink:href="https://archive.ics.uci.edu/ml/datasets/Heart+Disease" xlink:type="simple">https://archive.ics.uci.edu/ml/datasets/Heart+Disease</text:a></text:p>
          </table:table-cell>
          <table:table-cell office:value-type="string" calcext:value-type="string">
            <text:p>las tareas son haciendo divisiones en la edad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4" office:value-type="string" calcext:value-type="string">
            <text:p>microarray</text:p>
          </table:table-cell>
          <table:table-cell table:style-name="ce15" office:value-type="float" office:value="131" calcext:value-type="float">
            <text:p>13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style-name="ce26" office:value-type="string" calcext:value-type="string">
            <text:p>Multi-regression</text:p>
          </table:table-cell>
          <table:table-cell office:value-type="string" calcext:value-type="string">
            <text:p><text:a xlink:href="https://www.scinapse.io/papers/2112093930#fullText" xlink:type="simple">Multi-level Lasso for Sparse Multi-task Regression</text:a></text:p>
          </table:table-cell>
          <table:table-cell office:value-type="string" calcext:value-type="string">
            <text:p><text:a xlink:href="https://www.ebi.ac.uk/biostudies/studies/S-EPMC545783?xr=true" xlink:type="simple">https://www.ebi.ac.uk/biostudies/studies/S-EPMC545783?xr=true</text:a>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1" office:value-type="string" calcext:value-type="string">
            <text:p>ADNI</text:p>
          </table:table-cell>
          <table:table-cell table:style-name="ce15" office:value-type="float" office:value="675" calcext:value-type="float">
            <text:p>675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table:style-name="ce26" office:value-type="string" calcext:value-type="string">
            <text:p>Single-regression</text:p>
          </table:table-cell>
          <table:table-cell office:value-type="string" calcext:value-type="string">
            <text:p><text:a xlink:href="https://www.scinapse.io/papers/2032612424" xlink:type="simple">Robust multi-task feature learning</text:a></text:p>
          </table:table-cell>
          <table:table-cell office:value-type="string" calcext:value-type="string">
            <text:p><text:a xlink:href="http://adni.loni.usc.edu/data-samples/access-data/" xlink:type="simple">http://adni.loni.usc.edu/data-samples/access-data/</text:a>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" office:value-type="string" calcext:value-type="string">
            <text:p>AR Face</text:p>
          </table:table-cell>
          <table:table-cell table:style-name="ce15" office:value-type="float" office:value="400" calcext:value-type="float">
            <text:p>400</text:p>
          </table:table-cell>
          <table:table-cell office:value-type="float" office:value="442368" calcext:value-type="float">
            <text:p>442368</text:p>
          </table:table-cell>
          <table:table-cell office:value-type="float" office:value="126" calcext:value-type="float">
            <text:p>126</text:p>
          </table:table-cell>
          <table:table-cell table:style-name="ce25" office:value-type="string" calcext:value-type="string">
            <text:p>Multi-classification</text:p>
          </table:table-cell>
          <table:table-cell office:value-type="string" calcext:value-type="string">
            <text:p><text:a xlink:href="https://www.scinapse.io/papers/2034295546#fullText" xlink:type="simple">Learning Incoherent Sparse and Low-Rank Patterns from Multiple Tasks</text:a></text:p>
          </table:table-cell>
          <table:table-cell office:value-type="string" calcext:value-type="string">
            <text:p><text:a xlink:href="http://www2.ece.ohio-state.edu/~aleix/ARdatabase.html" xlink:type="simple">http://www2.ece.ohio-state.edu/~aleix/ARdatabase.html</text:a>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3" office:value-type="string" calcext:value-type="string">
            <text:p>parkinson</text:p>
          </table:table-cell>
          <table:table-cell table:style-name="ce15" office:value-type="float" office:value="5875" calcext:value-type="float">
            <text:p>5875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table:style-name="ce26" office:value-type="string" calcext:value-type="string">
            <text:p>categorical regression</text:p>
          </table:table-cell>
          <table:table-cell office:value-type="string" calcext:value-type="string">
            <text:p><text:a xlink:href="https://www.scinapse.io/papers/2165275116#fullText" xlink:type="simple">A Convex Feature Learning Formulation for Latent Task Structure Discovery</text:a></text:p>
          </table:table-cell>
          <table:table-cell office:value-type="string" calcext:value-type="string">
            <text:p><text:a xlink:href="http://archive.ics.uci.edu/ml/datasets/Parkinsons+Telemonitoring" xlink:type="simple">http://archive.ics.uci.edu/ml/datasets/Parkinsons+Telemonitoring</text:a>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" office:value-type="string" calcext:value-type="string">
            <text:p>yale</text:p>
          </table:table-cell>
          <table:table-cell table:style-name="ce15" office:value-type="float" office:value="165" calcext:value-type="float">
            <text:p>16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25" office:value-type="string" calcext:value-type="string">
            <text:p>Multi-classification</text:p>
          </table:table-cell>
          <table:table-cell office:value-type="string" calcext:value-type="string">
            <text:p><text:a xlink:href="https://www.scinapse.io/papers/2165275116#fullText" xlink:type="simple">A Convex Feature Learning Formulation for Latent Task Structure Discovery</text:a></text:p>
          </table:table-cell>
          <table:table-cell office:value-type="string" calcext:value-type="string">
            <text:p><text:a xlink:href="http://vision.ucsd.edu/content/yale-face-database" xlink:type="simple">http://vision.ucsd.edu/content/yale-face-database</text:a>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" office:value-type="string" calcext:value-type="string">
            <text:p>letter</text:p>
          </table:table-cell>
          <table:table-cell table:style-name="ce15" office:value-type="float" office:value="20000" calcext:value-type="float">
            <text:p>2000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style-name="ce25" office:value-type="string" calcext:value-type="string">
            <text:p>Multi-classification</text:p>
          </table:table-cell>
          <table:table-cell office:value-type="string" calcext:value-type="string">
            <text:p><text:a xlink:href="https://www.scinapse.io/papers/2165275116#fullText" xlink:type="simple">A Convex Feature Learning Formulation for Latent Task Structure Discovery</text:a></text:p>
          </table:table-cell>
          <table:table-cell office:value-type="string" calcext:value-type="string">
            <text:p><text:a xlink:href="http://archive.ics.uci.edu/ml/datasets/Letter+Recognition" xlink:type="simple">http://archive.ics.uci.edu/ml/datasets/Letter+Recognition</text:a>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" office:value-type="string" calcext:value-type="string">
            <text:p>nist</text:p>
          </table:table-cell>
          <table:table-cell table:style-name="ce15"/>
          <table:table-cell table:number-columns-repeated="2"/>
          <table:table-cell table:style-name="ce26"/>
          <table:table-cell office:value-type="string" calcext:value-type="string">
            <text:p><text:a xlink:href="https://www.scinapse.io/papers/2963424430" xlink:type="simple">Sparse coding for multitask and transfer learning</text:a>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9" office:value-type="string" calcext:value-type="string">
            <text:p>binary digits</text:p>
          </table:table-cell>
          <table:table-cell table:style-name="ce15" office:value-type="float" office:value="390" calcext:value-type="float">
            <text:p>390</text:p>
          </table:table-cell>
          <table:table-cell office:value-type="float" office:value="320" calcext:value-type="float">
            <text:p>320</text:p>
          </table:table-cell>
          <table:table-cell/>
          <table:table-cell table:style-name="ce25" office:value-type="string" calcext:value-type="string">
            <text:p>Multi-classification</text:p>
          </table:table-cell>
          <table:table-cell office:value-type="string" calcext:value-type="string">
            <text:p><text:a xlink:href="https://www.scinapse.io/papers/2963424430" xlink:type="simple">Sparse coding for multitask and transfer learning</text:a></text:p>
          </table:table-cell>
          <table:table-cell office:value-type="string" calcext:value-type="string">
            <text:p><text:a xlink:href="https://www.tensorflow.org/datasets/catalog/binary_alpha_digits" xlink:type="simple">https://www.tensorflow.org/datasets/catalog/binary_alpha_digits</text:a>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" office:value-type="string" calcext:value-type="string">
            <text:p>financial</text:p>
          </table:table-cell>
          <table:table-cell table:style-name="ce15"/>
          <table:table-cell table:number-columns-repeated="2" office:value-type="float" office:value="50" calcext:value-type="float">
            <text:p>50</text:p>
          </table:table-cell>
          <table:table-cell table:style-name="ce26" office:value-type="string" calcext:value-type="string">
            <text:p>Multi-regression</text:p>
          </table:table-cell>
          <table:table-cell office:value-type="string" calcext:value-type="string">
            <text:p><text:a xlink:href="https://www.scinapse.io/papers/2609945000" xlink:type="simple">Learning the Graph of Relations Among Multiple Tasks</text:a>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9" office:value-type="string" calcext:value-type="string">
            <text:p>movielens</text:p>
          </table:table-cell>
          <table:table-cell table:style-name="ce15" office:value-type="string" calcext:value-type="string">
            <text:p>100000?</text:p>
          </table:table-cell>
          <table:table-cell/>
          <table:table-cell office:value-type="string" calcext:value-type="string">
            <text:p>600?</text:p>
          </table:table-cell>
          <table:table-cell table:style-name="ce26" office:value-type="string" calcext:value-type="string">
            <text:p>Single-regression</text:p>
          </table:table-cell>
          <table:table-cell office:value-type="string" calcext:value-type="string">
            <text:p><text:a xlink:href="https://www.scinapse.io/papers/1984541063#fullText" xlink:type="simple">Learning output kernels for multi-task problems</text:a></text:p>
          </table:table-cell>
          <table:table-cell office:value-type="string" calcext:value-type="string">
            <text:p><text:a xlink:href="https://grouplens.org/datasets/movielens/" xlink:type="simple">https://grouplens.org/datasets/movielens/</text:a>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" office:value-type="string" calcext:value-type="string">
            <text:p>cifar10</text:p>
          </table:table-cell>
          <table:table-cell table:style-name="ce15" office:value-type="float" office:value="50000" calcext:value-type="float">
            <text:p>50000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style-name="ce25" office:value-type="string" calcext:value-type="string">
            <text:p>Multi-classification</text:p>
          </table:table-cell>
          <table:table-cell office:value-type="string" calcext:value-type="string">
            <text:p><text:a xlink:href="https://www.scinapse.io/papers/2111399684#fullText" xlink:type="simple">Hierarchical Regularization Cascade for Joint Learning</text:a></text:p>
          </table:table-cell>
          <table:table-cell office:value-type="string" calcext:value-type="string">
            <text:p><text:a xlink:href="https://www.cs.toronto.edu/~kriz/cifar.html" xlink:type="simple">https://www.cs.toronto.edu/~kriz/cifar.html</text:a>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" office:value-type="string" calcext:value-type="string">
            <text:p>cifar100</text:p>
          </table:table-cell>
          <table:table-cell table:style-name="ce15" office:value-type="float" office:value="50000" calcext:value-type="float">
            <text:p>50000</text:p>
          </table:table-cell>
          <table:table-cell table:number-columns-repeated="2"/>
          <table:table-cell table:style-name="ce26"/>
          <table:table-cell office:value-type="string" calcext:value-type="string">
            <text:p><text:a xlink:href="https://www.scinapse.io/papers/2111399684#fullText" xlink:type="simple">Hierarchical Regularization Cascade for Joint Learning</text:a></text:p>
          </table:table-cell>
          <table:table-cell office:value-type="string" calcext:value-type="string">
            <text:p><text:a xlink:href="https://www.cs.toronto.edu/~kriz/cifar.html" xlink:type="simple">https://www.cs.toronto.edu/~kriz/cifar.html</text:a>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" office:value-type="string" calcext:value-type="string">
            <text:p>caltech101</text:p>
          </table:table-cell>
          <table:table-cell table:style-name="ce15"/>
          <table:table-cell table:number-columns-repeated="2"/>
          <table:table-cell table:style-name="ce26"/>
          <table:table-cell office:value-type="string" calcext:value-type="string">
            <text:p><text:a xlink:href="https://www.scinapse.io/papers/2111399684#fullText" xlink:type="simple">Hierarchical Regularization Cascade for Joint Learning</text:a>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9" office:value-type="string" calcext:value-type="string">
            <text:p>caltech256</text:p>
          </table:table-cell>
          <table:table-cell table:style-name="ce15"/>
          <table:table-cell table:number-columns-repeated="2"/>
          <table:table-cell table:style-name="ce26"/>
          <table:table-cell office:value-type="string" calcext:value-type="string">
            <text:p><text:a xlink:href="https://www.scinapse.io/papers/2111399684#fullText" xlink:type="simple">Hierarchical Regularization Cascade for Joint Learning</text:a>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9" office:value-type="string" calcext:value-type="string">
            <text:p>MIT-indoor</text:p>
          </table:table-cell>
          <table:table-cell table:style-name="ce15"/>
          <table:table-cell table:number-columns-repeated="2"/>
          <table:table-cell table:style-name="ce26"/>
          <table:table-cell office:value-type="string" calcext:value-type="string">
            <text:p><text:a xlink:href="https://www.scinapse.io/papers/2111399684#fullText" xlink:type="simple">Hierarchical Regularization Cascade for Joint Learning</text:a>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9" office:value-type="string" calcext:value-type="string">
            <text:p>ILSVRC challenge</text:p>
          </table:table-cell>
          <table:table-cell table:style-name="ce15"/>
          <table:table-cell table:number-columns-repeated="2"/>
          <table:table-cell table:style-name="ce26"/>
          <table:table-cell office:value-type="string" calcext:value-type="string">
            <text:p><text:a xlink:href="https://www.scinapse.io/papers/2111399684#fullText" xlink:type="simple">Hierarchical Regularization Cascade for Joint Learning</text:a>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9" office:value-type="string" calcext:value-type="string">
            <text:p>15-scene</text:p>
          </table:table-cell>
          <table:table-cell table:style-name="ce15" office:value-type="float" office:value="7500" calcext:value-type="float">
            <text:p>7500</text:p>
          </table:table-cell>
          <table:table-cell office:value-type="string" calcext:value-type="string">
            <text:p>large</text:p>
          </table:table-cell>
          <table:table-cell office:value-type="float" office:value="15" calcext:value-type="float">
            <text:p>15</text:p>
          </table:table-cell>
          <table:table-cell table:style-name="ce25" office:value-type="string" calcext:value-type="string">
            <text:p>Multi-classification</text:p>
          </table:table-cell>
          <table:table-cell office:value-type="string" calcext:value-type="string">
            <text:p><text:a xlink:href="https://www.scinapse.io/papers/2951882412#fullText" xlink:type="simple">Convex Learning of Multiple Tasks and their Structure</text:a></text:p>
          </table:table-cell>
          <table:table-cell office:value-type="string" calcext:value-type="string">
            <text:p><text:a xlink:href="https://www.kaggle.com/zaiyankhan/15scene-dataset" xlink:type="simple">https://www.kaggle.com/zaiyankhan/15scene-dataset</text:a></text:p>
          </table:table-cell>
          <table:table-cell table:number-columns-repeated="1015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D6:Sheet1.D40">
            <calcext:condition calcext:apply-style-name="Accent 1" calcext:value="&lt;1000" calcext:base-cell-address="Sheet1.D6"/>
            <calcext:condition calcext:apply-style-name="Accent 2" calcext:value="&lt;10000" calcext:base-cell-address="Sheet1.D6"/>
          </calcext:conditional-format>
          <calcext:conditional-format calcext:target-range-address="Sheet1.G6:Sheet1.G6">
            <calcext:condition calcext:apply-style-name="Accent" calcext:value="=multi-classification" calcext:base-cell-address="Sheet1.G6"/>
          </calcext:conditional-format>
          <calcext:conditional-format calcext:target-range-address="Sheet1.G7:Sheet1.G40">
            <calcext:condition calcext:apply-style-name="Accent" calcext:value="=multi-classification" calcext:base-cell-address="Sheet1.G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4">00/00/0000</text:date>, <text:time style:data-style-name="N2" text:time-value="12:50:44.4192748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0T15:45:51.030808676</meta:creation-date>
    <meta:generator>LibreOffice/6.0.7.3$Linux_X86_64 LibreOffice_project/00m0$Build-3</meta:generator>
    <dc:date>2021-09-14T16:28:19.174742300</dc:date>
    <meta:editing-duration>PT8H5M46S</meta:editing-duration>
    <meta:editing-cycles>6</meta:editing-cycles>
    <meta:document-statistic meta:table-count="1" meta:cell-count="216" meta:object-count="0"/>
  </office:meta>
</office:document-meta>
</file>